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379cm" fo:min-width="1.11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93cm" fo:min-width="5.46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7.2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01cm" fo:min-width="4.07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35cm" fo:min-width="1.59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79cm" fo:min-width="0.12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28cm" fo:min-width="1.46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66cm" fo:min-width="3.00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379cm" fo:min-width="0.84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5cm"/>
    </style:style>
    <style:style style:name="gr12" style:family="graphic" style:parent-style-name="standard">
      <style:graphic-properties draw:stroke="none" svg:stroke-color="#000000" draw:fill="none" draw:fill-color="#ffffff" fo:min-height="0.51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23cm" fo:min-width="2.13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893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2.286cm" svg:height="0.889cm" svg:x="2.397cm" svg:y="21.828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3" draw:id="id3" draw:layer="layout" svg:width="5.969cm" svg:height="1.143cm" svg:x="6.842cm" svg:y="4.429cm">
          <text:p text:style-name="P3"><text:span text:style-name="T2">set INDEX to -1</text:span></text:p>
          <text:p text:style-name="P3"><text:span text:style-name="T2">set COUNTER to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7.72cm" svg:height="1.143cm" svg:x="5.98cm" svg:y="8.266cm">
          <text:p text:style-name="P1"><text:span text:style-name="T2">set ELEMENT to ARRAY[COUNTER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4.572cm" svg:height="1.151cm" svg:x="1.208cm" svg:y="11.579cm">
          <text:p text:style-name="P1"><text:span text:style-name="T2">INDEX = 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" draw:id="id8" draw:layer="layout" svg:width="4.191cm" svg:height="3.969cm" svg:x="7.731cm" svg:y="15.311cm">
          <text:p text:style-name="P1"><text:span text:style-name="T2">is end of</text:span><text:span text:style-name="T2"><text:line-break/></text:span><text:span text:style-name="T2">ARRAY</text:span><text:span text:style-name="T2"><text:line-break/></text:span><text:span text:style-name="T2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" draw:id="id4" draw:layer="layout" svg:width="0.889cm" svg:height="0.889cm" svg:x="9.382cm" svg:y="6.52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3.937cm" svg:height="3.556cm" svg:x="7.866cm" svg:y="10.363cm">
          <text:p text:style-name="P1"><text:span text:style-name="T2">is</text:span></text:p>
          <text:p text:style-name="P1"><text:span text:style-name="T2">ELEMENT</text:span></text:p>
          <text:p text:style-name="P1"><text:span text:style-name="T2">=</text:span></text:p>
          <text:p text:style-name="P1"><text:span text:style-name="T2">KEY</text:span><text:span text:style-name="T2"><text:line-break/></text:span><text:span text:style-name="T2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4" xml:id="id9" draw:id="id9" draw:layer="layout" svg:width="3.502cm" svg:height="1.016cm" svg:x="1.762cm" svg:y="16.748cm">
          <text:p text:style-name="P1"><text:span text:style-name="T2">return 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" draw:id="id1" draw:layer="layout" svg:width="1.905cm" svg:height="0.889cm" svg:x="8.874cm" svg:y="1.12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5" draw:layer="layout" draw:type="line" svg:x1="9.827cm" svg:y1="2.016cm" svg:x2="9.827cm" svg:y2="2.751cm" draw:start-shape="id1" draw:start-glue-point="8" draw:end-shape="id2" draw:end-glue-point="5" svg:d="M9827 2016v735" svg:viewBox="0 0 1 736">
          <text:p/>
        </draw:connector>
        <draw:connector draw:style-name="gr10" draw:text-style-name="P5" draw:layer="layout" draw:type="line" svg:x1="9.827cm" svg:y1="3.513cm" svg:x2="9.826cm" svg:y2="4.429cm" draw:start-shape="id2" draw:start-glue-point="8" draw:end-shape="id3" draw:end-glue-point="0" svg:d="M9827 3513l-1 916" svg:viewBox="0 0 2 917">
          <text:p/>
        </draw:connector>
        <draw:connector draw:style-name="gr10" draw:text-style-name="P5" draw:layer="layout" draw:type="line" svg:x1="9.826cm" svg:y1="5.572cm" svg:x2="9.826cm" svg:y2="6.526cm" draw:start-shape="id3" draw:start-glue-point="2" draw:end-shape="id4" draw:end-glue-point="4" svg:d="M9826 5572v954" svg:viewBox="0 0 1 955">
          <text:p/>
        </draw:connector>
        <draw:connector draw:style-name="gr10" draw:text-style-name="P5" draw:layer="layout" draw:type="line" svg:x1="9.826cm" svg:y1="7.415cm" svg:x2="9.84cm" svg:y2="8.266cm" draw:start-shape="id4" draw:start-glue-point="8" draw:end-shape="id5" draw:end-glue-point="0" svg:d="M9826 7415l14 851" svg:viewBox="0 0 15 852">
          <text:p/>
        </draw:connector>
        <draw:connector draw:style-name="gr10" draw:text-style-name="P5" draw:layer="layout" draw:type="line" svg:x1="9.84cm" svg:y1="9.409cm" svg:x2="9.835cm" svg:y2="10.363cm" draw:start-shape="id5" draw:start-glue-point="2" draw:end-shape="id6" draw:end-glue-point="4" svg:d="M9840 9409l-5 954" svg:viewBox="0 0 6 955">
          <text:p/>
        </draw:connector>
        <draw:connector draw:style-name="gr10" draw:text-style-name="P5" draw:layer="layout" draw:type="line" svg:x1="7.866cm" svg:y1="12.141cm" svg:x2="5.78cm" svg:y2="12.154cm" draw:start-shape="id6" draw:start-glue-point="5" draw:end-shape="id7" draw:end-glue-point="1" svg:d="M7866 12141l-2086 13" svg:viewBox="0 0 2087 14">
          <text:p/>
        </draw:connector>
        <draw:connector draw:style-name="gr10" draw:text-style-name="P5" draw:layer="layout" svg:x1="9.835cm" svg:y1="13.919cm" svg:x2="9.827cm" svg:y2="15.311cm" draw:start-shape="id6" draw:start-glue-point="6" draw:end-shape="id8" draw:end-glue-point="4" svg:d="M9835 13919v696h-8v696" svg:viewBox="0 0 9 1393">
          <text:p/>
        </draw:connector>
        <draw:frame draw:style-name="gr11" draw:text-style-name="P6" draw:layer="layout" svg:width="1.016cm" svg:height="0.725cm" svg:x="9.944cm" svg:y="13.854cm">
          <draw:text-box>
            <text:p><text:span text:style-name="T2">no</text:span></text:p>
          </draw:text-box>
        </draw:frame>
        <draw:frame draw:style-name="gr12" draw:text-style-name="P6" draw:layer="layout" svg:width="1.27cm" svg:height="0.762cm" svg:x="6.969cm" svg:y="11.414cm">
          <draw:text-box>
            <text:p><text:span text:style-name="T2">yes</text:span></text:p>
          </draw:text-box>
        </draw:frame>
        <draw:frame draw:style-name="gr11" draw:text-style-name="P6" draw:layer="layout" svg:width="1.016cm" svg:height="0.725cm" svg:x="10.017cm" svg:y="19.288cm">
          <draw:text-box>
            <text:p><text:span text:style-name="T2">no</text:span></text:p>
          </draw:text-box>
        </draw:frame>
        <draw:frame draw:style-name="gr12" draw:text-style-name="P6" draw:layer="layout" svg:width="1.229cm" svg:height="0.762cm" svg:x="6.756cm" svg:y="16.621cm">
          <draw:text-box>
            <text:p><text:span text:style-name="T2">yes</text:span></text:p>
          </draw:text-box>
        </draw:frame>
        <draw:connector draw:style-name="gr10" draw:text-style-name="P5" draw:layer="layout" draw:type="line" svg:x1="7.731cm" svg:y1="17.296cm" svg:x2="5.264cm" svg:y2="17.256cm" draw:start-shape="id8" draw:start-glue-point="5" draw:end-shape="id9" svg:d="M7731 17296l-2467-40" svg:viewBox="0 0 2468 41">
          <text:p/>
        </draw:connector>
        <draw:connector draw:style-name="gr10" draw:text-style-name="P5" draw:layer="layout" draw:line-skew="0.269cm" svg:x1="9.827cm" svg:y1="19.28cm" svg:x2="16.057cm" svg:y2="12.608cm" draw:start-shape="id8" draw:start-glue-point="6" draw:end-shape="id10" draw:end-glue-point="2" svg:d="M9827 19280v770h6230v-7442" svg:viewBox="0 0 6231 7443">
          <text:p/>
        </draw:connector>
        <draw:custom-shape draw:style-name="gr13" draw:text-style-name="P4" xml:id="id2" draw:id="id2" draw:layer="layout" svg:width="4.191cm" svg:height="0.762cm" svg:x="7.731cm" svg:y="2.751cm">
          <text:p text:style-name="P1"><text:span text:style-name="T2">input KEY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4" xml:id="id10" draw:id="id10" draw:layer="layout" svg:width="4.699cm" svg:height="1.143cm" svg:x="13.708cm" svg:y="11.465cm">
          <text:p text:style-name="P1"><text:span text:style-name="T2">set COUNTER to</text:span><text:span text:style-name="T2"><text:line-break/></text:span><text:span text:style-name="T2">COUNTER +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16.057cm" svg:y1="11.465cm" svg:x2="10.271cm" svg:y2="6.97cm" draw:start-shape="id10" draw:start-glue-point="0" draw:end-shape="id4" draw:end-glue-point="10" svg:d="M16057 11465v-4495h-5786" svg:viewBox="0 0 5787 4496">
          <text:p/>
        </draw:connector>
        <draw:connector draw:style-name="gr10" draw:text-style-name="P5" draw:layer="layout" draw:type="line" svg:x1="3.494cm" svg:y1="12.73cm" svg:x2="3.513cm" svg:y2="16.748cm" draw:start-shape="id7" draw:start-glue-point="2" draw:end-shape="id9" draw:end-glue-point="0" svg:d="M3494 12730l19 4018" svg:viewBox="0 0 20 4019">
          <text:p/>
        </draw:connector>
        <draw:connector draw:style-name="gr10" draw:text-style-name="P5" draw:layer="layout" draw:type="line" svg:x1="3.513cm" svg:y1="17.764cm" svg:x2="3.54cm" svg:y2="21.828cm" draw:start-shape="id9" draw:start-glue-point="2" draw:end-shape="id11" draw:end-glue-point="4" svg:d="M3513 17764l27 4064" svg:viewBox="0 0 28 40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1:16:11.766317000</meta:creation-date>
    <dc:date>2017-04-08T19:29:45.208000000</dc:date>
    <meta:editing-duration>PT18M58S</meta:editing-duration>
    <meta:editing-cycles>6</meta:editing-cycles>
    <meta:generator>LibreOffice/5.2.6.2$Windows_X86_64 LibreOffice_project/a3100ed2409ebf1c212f5048fbe377c281438fdc</meta:generator>
    <meta:document-statistic meta:object-count="27"/>
  </office:meta>
</office:document-meta>
</file>